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rj" table:style-name="ta1">
        <table:shapes>
          <draw:frame draw:z-index="0" draw:style-name="gr1" svg:width="6.298in" svg:height="3.5449in" svg:x="6.7969in" svg:y="2.0705in">
            <draw:object draw:notify-on-update-of-ranges="srj.D7:srj.D9 srj.E7:srj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office:value-type="float" office:value="3531">
            <text:p>3531</text:p>
          </table:table-cell>
          <table:table-cell table:number-columns-repeated="2"/>
          <table:table-cell office:value-type="string">
            <text:p>malware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table:number-columns-repeated="3"/>
          <table:table-cell office:value-type="string">
            <text:p>Malware</text:p>
          </table:table-cell>
          <table:table-cell office:value-type="float" office:value="382">
            <text:p>382</text:p>
          </table:table-cell>
          <table:table-cell table:number-columns-repeated="2"/>
          <table:table-cell office:value-type="string">
            <text:p>benign</text:p>
          </table:table-cell>
          <table:table-cell office:value-type="float" office:value="2118">
            <text:p>2118</text:p>
          </table:table-cell>
        </table:table-row>
        <table:table-row table:style-name="ro2">
          <table:table-cell table:number-columns-repeated="3"/>
          <table:table-cell office:value-type="string">
            <text:p>Benign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string">
            <text:p>common</text:p>
          </table:table-cell>
          <table:table-cell table:formula="of:=[.I5]-[.I6]-[.I7]" office:value-type="float" office:value="-2500">
            <text:p>-2500</text:p>
          </table:table-cell>
        </table:table-row>
        <table:table-row table:style-name="ro2">
          <table:table-cell table:number-columns-repeated="3"/>
          <table:table-cell office:value-type="string">
            <text:p>Common</text:p>
          </table:table-cell>
          <table:table-cell table:formula="of:=[.E6]-[.E7]-[.E8]" office:value-type="float" office:value="1339">
            <text:p>1339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inthan </meta:initial-creator>
    <meta:creation-date>2014-10-26T05:28:15</meta:creation-date>
    <dc:date>2014-10-26T05:52:21</dc:date>
    <dc:creator>mahinthan </dc:creator>
    <meta:editing-duration>PT8M13S</meta:editing-duration>
    <meta:editing-cycles>1</meta:editing-cycles>
    <meta:document-statistic meta:table-count="3" meta:cell-count="1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33333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center"/>
      <style:graphic-properties draw:stroke="none" draw:fill-color="#999999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stroke="solid" draw:fill-color="#999999"/>
    </style:style>
    <style:style style:name="ch9" style:family="chart">
      <style:chart-properties chart:solid-type="cuboid"/>
      <style:graphic-properties draw:stroke="solid" draw:fill-color="#e6e6ff"/>
    </style:style>
    <style:style style:name="ch10" style:family="chart">
      <style:chart-properties chart:solid-type="cuboid"/>
      <style:graphic-properties draw:stroke="solid" draw:fill-color="#4c4c4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svg:x="11.311cm" svg:y="6.645cm" style:legend-expansion="custom" chartooo:width="1.921cm" chartooo:height="1.594cm" style:legend-expansion-aspect-ratio="1.20514429109159" chart:style-name="ch2"/>
        <chart:plot-area chart:style-name="ch3" table:cell-range-address="srj.D7:srj.E9" chart:data-source-has-labels="column" svg:x="2.859cm" svg:y="0.675cm" svg:width="8.148cm" svg:height="8.149cm">
          <chartooo:coordinate-region svg:x="2.859cm" svg:y="0.676cm" svg:width="8.148cm" svg:height="8.149cm"/>
          <chart:axis chart:dimension="x" chart:name="primary-x" chart:style-name="ch4" chartooo:axis-type="auto">
            <chartooo:date-scale/>
            <chart:categories table:cell-range-address="srj.D7:srj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rj.E7:srj.E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alware</text:p>
                <draw:g>
                  <svg:desc>srj.D7:srj.D9</svg:desc>
                </draw:g>
              </table:table-cell>
              <table:table-cell office:value-type="float" office:value="382">
                <text:p>382</text:p>
                <draw:g>
                  <svg:desc>srj.E7:srj.E9</svg:desc>
                </draw:g>
              </table:table-cell>
            </table:table-row>
            <table:table-row>
              <table:table-cell office:value-type="string">
                <text:p>Benign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1339">
                <text:p>1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